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89.84mm" svg:height="95.35mm" svg:x="0mm" svg:y="18.33mm">
            <loext:p draw:notify-on-update-of-ranges="Лист1.A2:Лист1.D2 Лист1.A1:Лист1.A1 Лист1.A3:Лист1.D3 Лист1.I2:Лист1.L2 Лист1.I1:Лист1.I1 Лист1.I3:Лист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++ radixsort</text:p>
          </table:table-cell>
          <table:table-cell table:number-columns-repeated="7"/>
          <table:table-cell office:value-type="string" calcext:value-type="string">
            <text:p>python radixsort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" calcext:value-type="float">
            <text:p>1000000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float" office:value="0.00109865" calcext:value-type="float">
            <text:p>0,00109865</text:p>
          </table:table-cell>
          <table:table-cell office:value-type="float" office:value="0.0897739" calcext:value-type="float">
            <text:p>0,0897739</text:p>
          </table:table-cell>
          <table:table-cell office:value-type="float" office:value="0.91007" calcext:value-type="float">
            <text:p>0,91007</text:p>
          </table:table-cell>
          <table:table-cell office:value-type="float" office:value="8.71607" calcext:value-type="float">
            <text:p>8,71607</text:p>
          </table:table-cell>
          <table:table-cell office:value-type="float" office:value="93.0859" calcext:value-type="float">
            <text:p>93,0859</text:p>
          </table:table-cell>
          <table:table-cell table:number-columns-repeated="3"/>
          <table:table-cell office:value-type="float" office:value="0.0060003" calcext:value-type="float">
            <text:p>0,0060003</text:p>
          </table:table-cell>
          <table:table-cell office:value-type="float" office:value="0.76130891" calcext:value-type="float">
            <text:p>0,76130891</text:p>
          </table:table-cell>
          <table:table-cell office:value-type="float" office:value="9.87787914" calcext:value-type="float">
            <text:p>9,87787914</text:p>
          </table:table-cell>
          <table:table-cell office:value-type="float" office:value="115.2038765" calcext:value-type="float">
            <text:p>115,2038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.00.0000</text:date>, <text:time style:data-style-name="N2" text:time-value="08:27:31.06951559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8:06:14.778503347</meta:creation-date>
    <dc:date>2018-03-22T08:41:53.801054346</dc:date>
    <meta:editing-duration>PT42M48S</meta:editing-duration>
    <meta:editing-cycles>8</meta:editing-cycles>
    <meta:generator>LibreOffice/5.1.6.2$Linux_X86_64 LibreOffice_project/10m0$Build-2</meta:generator>
    <meta:document-statistic meta:table-count="1" meta:cell-count="2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pline-order="2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ff00" draw:fill-color="#66ff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985cm" svg:height="9.536cm" xlink:href=".." xlink:type="simple" chart:class="chart:scatter" chart:style-name="ch1">
        <chart:legend chart:legend-position="end" svg:x="15.18cm" svg:y="4.22cm" style:legend-expansion="high" chart:style-name="ch2"/>
        <chart:plot-area chart:style-name="ch3" table:cell-range-address="Лист1.A2:Лист1.D3 Лист1.A1:Лист1.A1 Лист1.I1:Лист1.I1 Лист1.I3:Лист1.L3" chart:data-source-has-labels="column" svg:x="0.379cm" svg:y="0.19cm" svg:width="14.422cm" svg:height="9.156cm">
          <chartooo:coordinate-region svg:x="1cm" svg:y="0.39cm" svg:width="12.872cm" svg:height="8.3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A3:Лист1.D3" chart:label-cell-address="Лист1.A1:Лист1.A1" chart:class="chart:scatter">
            <chart:domain table:cell-range-address="Лист1.A2:Лист1.D2"/>
            <chart:data-point chart:repeated="4"/>
          </chart:series>
          <chart:series chart:style-name="ch7" chart:values-cell-range-address="Лист1.I3:Лист1.L3" chart:label-cell-address="Лист1.I1:Лист1.I1" chart:class="chart:scatter">
            <chart:domain table:cell-range-address="Лист1.I2:Лист1.L2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A2:Лист1.D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c++ radixsort</text:p>
                <draw:g>
                  <svg:desc>Лист1.A1:Лист1.A1</svg:desc>
                </draw:g>
              </table:table-cell>
              <table:table-cell office:value-type="float" office:value="0.00109865">
                <text:p>0.00109865</text:p>
                <draw:g>
                  <svg:desc>Лист1.A3:Лист1.D3</svg:desc>
                </draw:g>
              </table:table-cell>
              <table:table-cell office:value-type="float" office:value="0.0897739">
                <text:p>0.0897739</text:p>
              </table:table-cell>
              <table:table-cell office:value-type="float" office:value="0.91007">
                <text:p>0.91007</text:p>
              </table:table-cell>
              <table:table-cell office:value-type="float" office:value="8.71607">
                <text:p>8.71607</text:p>
              </table:table-cell>
            </table:table-row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1000">
                <text:p>1000</text:p>
                <draw:g>
                  <svg:desc>Лист1.I2:Лист1.L2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string">
                <text:p>python radixsort</text:p>
                <draw:g>
                  <svg:desc>Лист1.I1:Лист1.I1</svg:desc>
                </draw:g>
              </table:table-cell>
              <table:table-cell office:value-type="float" office:value="0.0060003">
                <text:p>0.0060003</text:p>
                <draw:g>
                  <svg:desc>Лист1.I3:Лист1.L3</svg:desc>
                </draw:g>
              </table:table-cell>
              <table:table-cell office:value-type="float" office:value="0.76130891">
                <text:p>0.76130891</text:p>
              </table:table-cell>
              <table:table-cell office:value-type="float" office:value="9.87787914">
                <text:p>9.87787914</text:p>
              </table:table-cell>
              <table:table-cell office:value-type="float" office:value="115.2038765">
                <text:p>115.20387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